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cac7"/>
    </style:style>
    <style:style style:name="P2" style:family="paragraph" style:parent-style-name="Standard">
      <style:text-properties officeooo:paragraph-rsid="001acc7b"/>
    </style:style>
    <style:style style:name="P3" style:family="paragraph" style:parent-style-name="Standard">
      <style:text-properties officeooo:paragraph-rsid="00237228"/>
    </style:style>
    <style:style style:name="P4" style:family="paragraph" style:parent-style-name="Standard">
      <style:text-properties officeooo:paragraph-rsid="0023911d"/>
    </style:style>
    <style:style style:name="P5" style:family="paragraph" style:parent-style-name="Standard">
      <style:text-properties officeooo:rsid="0018f1be" officeooo:paragraph-rsid="001acc7b"/>
    </style:style>
    <style:style style:name="P6" style:family="paragraph" style:parent-style-name="Standard">
      <style:text-properties officeooo:rsid="0023911d" officeooo:paragraph-rsid="0023911d"/>
    </style:style>
    <style:style style:name="P7" style:family="paragraph" style:parent-style-name="Standard">
      <style:text-properties officeooo:paragraph-rsid="0024c7e4"/>
    </style:style>
    <style:style style:name="P8" style:family="paragraph" style:parent-style-name="Standard">
      <style:text-properties officeooo:paragraph-rsid="00250479"/>
    </style:style>
    <style:style style:name="P9" style:family="paragraph" style:parent-style-name="Standard">
      <style:text-properties officeooo:rsid="002a43d2" officeooo:paragraph-rsid="002a43d2"/>
    </style:style>
    <style:style style:name="P10" style:family="paragraph" style:parent-style-name="Standard">
      <style:text-properties officeooo:rsid="002a43d2" officeooo:paragraph-rsid="0031ee45"/>
    </style:style>
    <style:style style:name="P11" style:family="paragraph" style:parent-style-name="Standard">
      <style:text-properties officeooo:rsid="002ae8da" officeooo:paragraph-rsid="001acc7b"/>
    </style:style>
    <style:style style:name="P12" style:family="paragraph" style:parent-style-name="Standard">
      <style:text-properties officeooo:rsid="002e5107" officeooo:paragraph-rsid="002e5107"/>
    </style:style>
    <style:style style:name="P13" style:family="paragraph" style:parent-style-name="Standard">
      <style:text-properties officeooo:rsid="002e5107" officeooo:paragraph-rsid="002f809a"/>
    </style:style>
    <style:style style:name="P14" style:family="paragraph" style:parent-style-name="Standard">
      <style:text-properties officeooo:rsid="002e5107" officeooo:paragraph-rsid="0031ee45"/>
    </style:style>
    <style:style style:name="P15" style:family="paragraph" style:parent-style-name="Standard">
      <style:text-properties officeooo:rsid="002e5107" officeooo:paragraph-rsid="0035490f"/>
    </style:style>
    <style:style style:name="P16" style:family="paragraph" style:parent-style-name="Standard">
      <style:text-properties officeooo:paragraph-rsid="00263105"/>
    </style:style>
    <style:style style:name="P17" style:family="paragraph" style:parent-style-name="Standard">
      <style:text-properties officeooo:paragraph-rsid="0031ee45"/>
    </style:style>
    <style:style style:name="P18" style:family="paragraph" style:parent-style-name="Standard">
      <style:text-properties officeooo:paragraph-rsid="00330fdf"/>
    </style:style>
    <style:style style:name="P19" style:family="paragraph" style:parent-style-name="Standard">
      <style:text-properties officeooo:paragraph-rsid="0035490f"/>
    </style:style>
    <style:style style:name="P20" style:family="paragraph" style:parent-style-name="Standard">
      <style:text-properties officeooo:rsid="001a0727" officeooo:paragraph-rsid="003673f8"/>
    </style:style>
    <style:style style:name="P21" style:family="paragraph" style:parent-style-name="Standard">
      <style:text-properties officeooo:paragraph-rsid="003673f8"/>
    </style:style>
    <style:style style:name="P22" style:family="paragraph" style:parent-style-name="Standard">
      <style:text-properties officeooo:rsid="0018c0a4" officeooo:paragraph-rsid="0035490f"/>
    </style:style>
    <style:style style:name="P23" style:family="paragraph" style:parent-style-name="Standard">
      <style:text-properties officeooo:paragraph-rsid="0011cac7"/>
    </style:style>
    <style:style style:name="P24" style:family="paragraph">
      <style:paragraph-properties fo:text-align="center"/>
    </style:style>
    <style:style style:name="T1" style:family="text">
      <style:text-properties officeooo:rsid="0016ed33"/>
    </style:style>
    <style:style style:name="T2" style:family="text">
      <style:text-properties officeooo:rsid="0018f1be"/>
    </style:style>
    <style:style style:name="T3" style:family="text">
      <style:text-properties officeooo:rsid="001a0727"/>
    </style:style>
    <style:style style:name="T4" style:family="text">
      <style:text-properties officeooo:rsid="002298f8"/>
    </style:style>
    <style:style style:name="T5" style:family="text">
      <style:text-properties officeooo:rsid="0023911d"/>
    </style:style>
    <style:style style:name="T6" style:family="text">
      <style:text-properties officeooo:rsid="002ae8da"/>
    </style:style>
    <style:style style:name="T7" style:family="text">
      <style:text-properties officeooo:rsid="002f809a"/>
    </style:style>
    <style:style style:name="T8" style:family="text">
      <style:text-properties officeooo:rsid="0031ee45"/>
    </style:style>
    <style:style style:name="T9" style:family="text">
      <style:text-properties officeooo:rsid="00330fdf"/>
    </style:style>
    <style:style style:name="T10" style:family="text">
      <style:text-properties officeooo:rsid="0034c599"/>
    </style:style>
    <style:style style:name="T11" style:family="text">
      <style:text-properties officeooo:rsid="0035490f"/>
    </style:style>
    <style:style style:name="T12" style:family="text">
      <style:text-properties officeooo:rsid="0037fc80"/>
    </style:style>
    <style:style style:name="T13" style:family="text">
      <style:text-properties officeooo:rsid="003a3113"/>
    </style:style>
    <style:style style:name="T14" style:family="text">
      <style:text-properties officeooo:rsid="003ca299"/>
    </style:style>
    <style:style style:name="gr1" style:family="graphic">
      <style:graphic-properties draw:stroke="solid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5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5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5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4" drawooo:display="printer" svg:width="0mm" svg:height="0mm" svg:x="104.92mm" svg:y="103.98mm" svg:viewBox="0 0 0 0" draw:points="0,0">
        <text:p/>
      </draw:polygon>
      <draw:polygon text:anchor-type="page" text:anchor-page-number="1" draw:z-index="1" draw:name="turtle" draw:style-name="gr1" draw:text-style-name="P24" drawooo:display="printer" svg:width="0mm" svg:height="0mm" svg:x="105mm" svg:y="5.57mm" svg:viewBox="0 0 0 0" draw:points="0,0">
        <text:p/>
      </draw:polygon>
      <draw:polygon text:anchor-type="page" text:anchor-page-number="1" draw:z-index="2" draw:name="turtle" draw:style-name="gr2" draw:text-style-name="P24" drawooo:display="printer" svg:width="0mm" svg:height="0mm" svg:x="104.93mm" svg:y="5.52mm" svg:viewBox="0 0 0 0" draw:points="0,0">
        <text:p/>
      </draw:polygon>
      <draw:polygon text:anchor-type="page" text:anchor-page-number="1" draw:z-index="3" draw:name="turtle" draw:style-name="gr1" draw:text-style-name="P24" drawooo:display="printer" svg:width="0mm" svg:height="0mm" svg:x="118mm" svg:y="125.78mm" svg:viewBox="0 0 0 0" draw:points="0,0">
        <text:p/>
      </draw:polygon>
      <draw:polygon text:anchor-type="page" text:anchor-page-number="1" draw:z-index="4" draw:name="turtle" draw:style-name="gr3" draw:text-style-name="P24" drawooo:display="printer" svg:width="0mm" svg:height="0mm" svg:x="132.8mm" svg:y="102.85mm" svg:viewBox="0 0 0 0" draw:points="0,0">
        <text:p/>
      </draw:polygon>
      <draw:polygon text:anchor-type="page" text:anchor-page-number="1" draw:z-index="5" draw:name="turtle" draw:style-name="gr4" draw:text-style-name="P24" drawooo:display="printer" svg:width="0mm" svg:height="0mm" svg:x="132.8mm" svg:y="102.89mm" svg:viewBox="0 0 0 0" draw:points="0,0">
        <text:p/>
      </draw:polygon>
      <draw:polygon text:anchor-type="page" text:anchor-page-number="1" draw:z-index="6" draw:name="turtle" draw:style-name="gr3" draw:text-style-name="P24" drawooo:display="printer" svg:width="0mm" svg:height="0mm" svg:x="142.47mm" svg:y="26.41mm" svg:viewBox="0 0 0 0" draw:points="0,0">
        <text:p/>
      </draw:polygon>
      <draw:polygon text:anchor-type="page" text:anchor-page-number="1" draw:z-index="7" draw:name="turtle" draw:style-name="gr4" draw:text-style-name="P24" drawooo:display="printer" svg:width="0mm" svg:height="0mm" svg:x="67.31mm" svg:y="26.42mm" svg:viewBox="0 0 0 0" draw:points="0,0">
        <text:p/>
      </draw:polygon>
      <draw:polygon text:anchor-type="page" text:anchor-page-number="0" draw:z-index="8" draw:name="turtle" draw:style-name="gr5" draw:text-style-name="P24" drawooo:display="printer" svg:width="0mm" svg:height="0mm" svg:x="88.07mm" svg:y="20.2mm" svg:viewBox="0 0 0 0" draw:points="0,0">
        <text:p/>
      </draw:polygon>
      <text:p text:style-name="P1"><text:bookmark-start text:name="__DdeLink__581_1057564520"/>; <text:span text:style-name="T14">Altra erba</text:span></text:p>
      <text:p text:style-name="P1">; Chaos<text:span text:style-name="T2"> and Fractals, p. 398</text:span> </text:p>
      <text:p text:style-name="P19">; <text:span text:style-name="T11">Axiom: B</text:span></text:p>
      <text:p text:style-name="P19">; <text:span text:style-name="T11">F → FF</text:span></text:p>
      <text:p text:style-name="P22">; B → F[+B]F[-B]+B</text:p>
      <text:p text:style-name="P1"><text:bookmark-end text:name="__DdeLink__581_1057564520"/></text:p>
      <text:p text:style-name="P12">TO SETGL</text:p>
      <text:p text:style-name="P15"><text:s text:c="3"/><text:span text:style-name="T7">GLOBAL LP, LH</text:span></text:p>
      <text:p text:style-name="P15"><text:s text:c="3"/><text:span text:style-name="T7">P = POSITION</text:span></text:p>
      <text:p text:style-name="P12"><text:s text:c="3"/><text:span text:style-name="T7">H = HEADING</text:span></text:p>
      <text:p text:style-name="P14"><text:s text:c="3"/><text:span text:style-name="T7">LP</text:span> <text:span text:style-name="T7">= </text:span>[<text:span text:style-name="T7">P, P, P, P, P, P, P, P, P, P</text:span>]</text:p>
      <text:p text:style-name="P13"><text:span text:style-name="T7"><text:s text:c="3"/>LH = </text:span>[<text:span text:style-name="T7">H, H, H, H, H, H, H, H, H, H</text:span>]</text:p>
      <text:p text:style-name="P12">END</text:p>
      <text:p text:style-name="P12"/>
      <text:p text:style-name="P9">TO SALVOPOSDIR <text:span text:style-name="T8">ITER</text:span></text:p>
      <text:p text:style-name="P9"><text:s text:c="3"/><text:span text:style-name="T8">LP[ITER-1]</text:span> = POSITION</text:p>
      <text:p text:style-name="P9"><text:s text:c="3"/><text:span text:style-name="T8">LH[ITER-1]</text:span> = HEADING</text:p>
      <text:p text:style-name="P9">END</text:p>
      <text:p text:style-name="P9"/>
      <text:p text:style-name="P9">TO RECUPEROPOSDIR <text:span text:style-name="T8">ITER</text:span></text:p>
      <text:p text:style-name="P9"><text:s text:c="3"/><text:span text:style-name="T10">PENUP</text:span></text:p>
      <text:p text:style-name="P10"><text:s text:c="3"/>POSITION <text:span text:style-name="T8">LP[ITER-1]</text:span></text:p>
      <text:p text:style-name="P10"><text:s text:c="3"/>HEADING <text:span text:style-name="T8">LH[ITER-1]</text:span></text:p>
      <text:p text:style-name="P10"><text:s text:c="3"/><text:span text:style-name="T10">PENDOWN</text:span></text:p>
      <text:p text:style-name="P9">END</text:p>
      <text:p text:style-name="P1"/>
      <text:p text:style-name="P1"><text:span text:style-name="Source_20_Text">TO </text:span><text:span text:style-name="Source_20_Text"><text:span text:style-name="T2">WEED</text:span></text:span><text:span text:style-name="Source_20_Text"> </text:span><text:span text:style-name="Source_20_Text"><text:span text:style-name="T2">LL DELTA ITER</text:span></text:span></text:p>
      <text:p text:style-name="P3"><text:span text:style-name="Source_20_Text"><text:s text:c="3"/>IF </text:span><text:span text:style-name="Source_20_Text"><text:span text:style-name="T4">ITER = 1</text:span></text:span><text:span text:style-name="Source_20_Text"> [ </text:span></text:p>
      <text:p text:style-name="P3"><text:span text:style-name="Source_20_Text"><text:s text:c="3"/></text:span><text:span text:style-name="Source_20_Text"><text:span text:style-name="T4">] [</text:span></text:span></text:p>
      <text:p text:style-name="P3"/>
      <text:p text:style-name="P3"><text:span text:style-name="Source_20_Text"><text:s text:c="3"/></text:span><text:span text:style-name="Source_20_Text"><text:span text:style-name="T9">FORWARD LL</text:span></text:span></text:p>
      <text:p text:style-name="P3"><text:span text:style-name="Source_20_Text"/></text:p>
      <text:p text:style-name="P3"><text:span text:style-name="Source_20_Text"><text:s text:c="3"/></text:span><text:span text:style-name="Source_20_Text"><text:span text:style-name="T6">SALVOPOSDIR ITER</text:span></text:span></text:p>
      <text:p text:style-name="P3"><text:span text:style-name="Source_20_Text"><text:s text:c="3"/></text:span><text:span text:style-name="Source_20_Text"><text:span text:style-name="T13">LEFT DELTA</text:span></text:span></text:p>
      <text:p text:style-name="P18"><text:span text:style-name="Source_20_Text"><text:span text:style-name="T3"><text:s text:c="3"/>WEED LL/2 DELTA ITER-1</text:span></text:span></text:p>
      <text:p text:style-name="P8"><text:span text:style-name="Source_20_Text"><text:s text:c="3"/></text:span><text:span text:style-name="Source_20_Text"><text:span text:style-name="T6">RECUPEROPOSDIR ITER</text:span></text:span></text:p>
      <text:p text:style-name="P20"><text:s text:c="7"/></text:p>
      <text:p text:style-name="P20"><text:s text:c="7"/>FORWARD LL</text:p>
      <text:p text:style-name="P21"><text:span text:style-name="Source_20_Text"><text:s text:c="3"/></text:span></text:p>
      <text:p text:style-name="P21"><text:span text:style-name="Source_20_Text"><text:span text:style-name="T6"><text:s text:c="3"/>SALVOPOSDIR ITER</text:span></text:span></text:p>
      <text:p text:style-name="P18"><text:s text:c="7"/><text:span text:style-name="T13">RIGHT DELTA</text:span></text:p>
      <text:p text:style-name="P18"><text:span text:style-name="T3"><text:s text:c="7"/>WEED LL/2 DELTA</text:span><text:span text:style-name="Source_20_Text"><text:span text:style-name="T3"> ITER-1</text:span></text:span></text:p>
      <text:p text:style-name="P8"><text:s text:c="7"/><text:span text:style-name="Source_20_Text"><text:span text:style-name="T6">RECUPEROPOSDIR ITER</text:span></text:span></text:p>
      <text:p text:style-name="P8"><text:span text:style-name="Source_20_Text"/></text:p>
      <text:p text:style-name="P8"><text:span text:style-name="Source_20_Text"><text:s text:c="3"/></text:span><text:span text:style-name="Source_20_Text"><text:span text:style-name="T13">LEFT DELTA</text:span></text:span></text:p>
      <text:p text:style-name="P3"><text:span text:style-name="T3"><text:s text:c="7"/>WEED LL/2 DELTA</text:span><text:span text:style-name="Source_20_Text"><text:span text:style-name="T3"> ITER-1</text:span></text:span></text:p>
      <text:p text:style-name="P1"/>
      <text:p text:style-name="P1"><text:span text:style-name="Source_20_Text"><text:s text:c="3"/></text:span><text:span text:style-name="Source_20_Text"><text:span text:style-name="T1">]</text:span></text:span></text:p>
      <text:p text:style-name="P1"><text:span text:style-name="Source_20_Text">END</text:span></text:p>
      <text:p text:style-name="P1"/>
      <text:p text:style-name="P1"><text:span text:style-name="Source_20_Text">CLEARSCREEN</text:span></text:p>
      <text:p text:style-name="P1"><text:span text:style-name="Source_20_Text">HOME</text:span></text:p>
      <text:p text:style-name="P16"><text:soft-page-break/><text:span text:style-name="Source_20_Text"><text:span text:style-name="T8">HIDETURTLE</text:span></text:span></text:p>
      <text:p text:style-name="P17"><text:span text:style-name="Source_20_Text"><text:span text:style-name="T8">SETGL</text:span></text:span></text:p>
      <text:p text:style-name="P4"><text:span text:style-name="Source_20_Text"><text:span text:style-name="T5">LL = 100</text:span></text:span></text:p>
      <text:p text:style-name="P5">DELTA = 2<text:span text:style-name="T9">0.0</text:span></text:p>
      <text:p text:style-name="P6">ITER = <text:span text:style-name="T12">7</text:span></text:p>
      <text:p text:style-name="P11"/>
      <text:p text:style-name="P2"/>
      <text:p text:style-name="P2"><text:span text:style-name="Source_20_Text"><text:span text:style-name="T2">WEED</text:span></text:span><text:span text:style-name="Source_20_Text"> </text:span><text:span text:style-name="Source_20_Text"><text:span text:style-name="T5">LL DELTA ITER</text:span></text:span></text:p>
      <text:p text:style-name="P2"/>
      <text:p text:style-name="P7"><text:span text:style-name="Source_20_Text"/></text:p>
      <text:p text:style-name="P1"/>
      <text:p text:style-name="P1"/>
      <text:p text:style-name="P1"/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draw:stroke-dash draw:name="Dashed_20__28_var_29__20_5" draw:display-name="Dashed (var) 5" draw:style="rect" draw:dots2="1" draw:dots2-length="0.2mm" draw:distance="0.2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1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0:56:05.274473761</meta:creation-date>
    <dc:date>2016-11-28T10:29:55.139426236</dc:date>
    <meta:editing-duration>PT12H6M15S</meta:editing-duration>
    <meta:editing-cycles>38</meta:editing-cycles>
    <meta:generator>LibreOffice/4.2.8.2$Linux_x86 LibreOffice_project/420m0$Build-2</meta:generator>
    <meta:print-date>2016-11-25T22:29:21.217440473</meta:print-date>
    <meta:document-statistic meta:table-count="0" meta:image-count="0" meta:object-count="0" meta:page-count="2" meta:paragraph-count="49" meta:word-count="137" meta:character-count="744" meta:non-whitespace-character-count="544"/>
  </office:meta>
</office:document-meta>
</file>